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089365686949" calcext:value-type="float">
            <text:p>2.20089</text:p>
          </table:table-cell>
          <table:table-cell office:value-type="float" office:value="2.4260140776136" calcext:value-type="float">
            <text:p>2.42601</text:p>
          </table:table-cell>
          <table:table-cell office:value-type="float" office:value="3.23849299372788" calcext:value-type="float">
            <text:p>3.2384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9637586322987" calcext:value-type="float">
            <text:p>2.19638</text:p>
          </table:table-cell>
          <table:table-cell office:value-type="float" office:value="2.39816982535951" calcext:value-type="float">
            <text:p>2.39817</text:p>
          </table:table-cell>
          <table:table-cell office:value-type="float" office:value="3.25789294110657" calcext:value-type="float">
            <text:p>3.2578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160171398782" calcext:value-type="float">
            <text:p>2.3716</text:p>
          </table:table-cell>
          <table:table-cell office:value-type="float" office:value="2.137942988572" calcext:value-type="float">
            <text:p>2.13794</text:p>
          </table:table-cell>
          <table:table-cell office:value-type="float" office:value="2.94658274738176" calcext:value-type="float">
            <text:p>2.9465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45611486343" calcext:value-type="float">
            <text:p>2.36456</text:p>
          </table:table-cell>
          <table:table-cell office:value-type="float" office:value="2.14320782181442" calcext:value-type="float">
            <text:p>2.14321</text:p>
          </table:table-cell>
          <table:table-cell office:value-type="float" office:value="3.21866360817297" calcext:value-type="float">
            <text:p>3.21866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42422187468" calcext:value-type="float">
            <text:p>2.36242</text:p>
          </table:table-cell>
          <table:table-cell office:value-type="float" office:value="2.13039661045205" calcext:value-type="float">
            <text:p>2.1304</text:p>
          </table:table-cell>
          <table:table-cell office:value-type="float" office:value="2.95313150321479" calcext:value-type="float">
            <text:p>2.9531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04118506822" calcext:value-type="float">
            <text:p>2.36041</text:p>
          </table:table-cell>
          <table:table-cell office:value-type="float" office:value="2.14700032967297" calcext:value-type="float">
            <text:p>2.147</text:p>
          </table:table-cell>
          <table:table-cell office:value-type="float" office:value="3.05788893275096" calcext:value-type="float">
            <text:p>3.0578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897735865086" calcext:value-type="float">
            <text:p>2.35898</text:p>
          </table:table-cell>
          <table:table-cell office:value-type="float" office:value="2.12057366580293" calcext:value-type="float">
            <text:p>2.12057</text:p>
          </table:table-cell>
          <table:table-cell office:value-type="float" office:value="3.20994860031435" calcext:value-type="float">
            <text:p>3.20995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5795499771264" calcext:value-type="float">
            <text:p>2.35795</text:p>
          </table:table-cell>
          <table:table-cell office:value-type="float" office:value="2.05943995705705" calcext:value-type="float">
            <text:p>2.05944</text:p>
          </table:table-cell>
          <table:table-cell office:value-type="float" office:value="2.80609404676419" calcext:value-type="float">
            <text:p>2.80609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727172268985" calcext:value-type="float">
            <text:p>2.35727</text:p>
          </table:table-cell>
          <table:table-cell office:value-type="float" office:value="2.13601395662749" calcext:value-type="float">
            <text:p>2.13601</text:p>
          </table:table-cell>
          <table:table-cell office:value-type="float" office:value="3.04127986688569" calcext:value-type="float">
            <text:p>3.0412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94090189214" calcext:value-type="float">
            <text:p>2.34941</text:p>
          </table:table-cell>
          <table:table-cell office:value-type="float" office:value="2.15644323510256" calcext:value-type="float">
            <text:p>2.15644</text:p>
          </table:table-cell>
          <table:table-cell office:value-type="float" office:value="2.93255788523402" calcext:value-type="float">
            <text:p>2.9325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629201606453" calcext:value-type="float">
            <text:p>2.34629</text:p>
          </table:table-cell>
          <table:table-cell office:value-type="float" office:value="2.16517142752167" calcext:value-type="float">
            <text:p>2.16517</text:p>
          </table:table-cell>
          <table:table-cell office:value-type="float" office:value="3.04436998160097" calcext:value-type="float">
            <text:p>3.0443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472126030199" calcext:value-type="float">
            <text:p>2.34472</text:p>
          </table:table-cell>
          <table:table-cell office:value-type="float" office:value="2.04979586518293" calcext:value-type="float">
            <text:p>2.0498</text:p>
          </table:table-cell>
          <table:table-cell office:value-type="float" office:value="2.82036311721641" calcext:value-type="float">
            <text:p>2.82036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4132651071298" calcext:value-type="float">
            <text:p>2.34133</text:p>
          </table:table-cell>
          <table:table-cell office:value-type="float" office:value="2.17655762909703" calcext:value-type="float">
            <text:p>2.17656</text:p>
          </table:table-cell>
          <table:table-cell office:value-type="float" office:value="3.05662220940979" calcext:value-type="float">
            <text:p>3.0566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092489224001" calcext:value-type="float">
            <text:p>2.34092</text:p>
          </table:table-cell>
          <table:table-cell office:value-type="float" office:value="2.13907784855818" calcext:value-type="float">
            <text:p>2.13908</text:p>
          </table:table-cell>
          <table:table-cell office:value-type="float" office:value="2.91986996749187" calcext:value-type="float">
            <text:p>2.9198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3268819762822" calcext:value-type="float">
            <text:p>2.33269</text:p>
          </table:table-cell>
          <table:table-cell office:value-type="float" office:value="2.17744891672438" calcext:value-type="float">
            <text:p>2.17745</text:p>
          </table:table-cell>
          <table:table-cell office:value-type="float" office:value="2.84752629051927" calcext:value-type="float">
            <text:p>2.84753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891973724217" calcext:value-type="float">
            <text:p>2.32892</text:p>
          </table:table-cell>
          <table:table-cell office:value-type="float" office:value="2.20900965189538" calcext:value-type="float">
            <text:p>2.20901</text:p>
          </table:table-cell>
          <table:table-cell office:value-type="float" office:value="3.03730612418065" calcext:value-type="float">
            <text:p>3.0373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152942590668" calcext:value-type="float">
            <text:p>2.32153</text:p>
          </table:table-cell>
          <table:table-cell office:value-type="float" office:value="2.20096009842812" calcext:value-type="float">
            <text:p>2.20096</text:p>
          </table:table-cell>
          <table:table-cell office:value-type="float" office:value="3.0194994590696" calcext:value-type="float">
            <text:p>3.019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37173046133" calcext:value-type="float">
            <text:p>2.24137</text:p>
          </table:table-cell>
          <table:table-cell office:value-type="float" office:value="2.31895904202535" calcext:value-type="float">
            <text:p>2.31896</text:p>
          </table:table-cell>
          <table:table-cell office:value-type="float" office:value="3.24010277361351" calcext:value-type="float">
            <text:p>3.2401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856212705914" calcext:value-type="float">
            <text:p>2.31856</text:p>
          </table:table-cell>
          <table:table-cell office:value-type="float" office:value="2.22601595747695" calcext:value-type="float">
            <text:p>2.22602</text:p>
          </table:table-cell>
          <table:table-cell office:value-type="float" office:value="3.09601176410588" calcext:value-type="float">
            <text:p>3.09601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581940732495" calcext:value-type="float">
            <text:p>2.31582</text:p>
          </table:table-cell>
          <table:table-cell office:value-type="float" office:value="2.17368186240976" calcext:value-type="float">
            <text:p>2.17368</text:p>
          </table:table-cell>
          <table:table-cell office:value-type="float" office:value="2.8505559780923" calcext:value-type="float">
            <text:p>2.85056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43805442886" calcext:value-type="float">
            <text:p>2.22544</text:p>
          </table:table-cell>
          <table:table-cell office:value-type="float" office:value="2.31525141172299" calcext:value-type="float">
            <text:p>2.31525</text:p>
          </table:table-cell>
          <table:table-cell office:value-type="float" office:value="2.98055802086115" calcext:value-type="float">
            <text:p>2.9805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451045926782" calcext:value-type="float">
            <text:p>2.26451</text:p>
          </table:table-cell>
          <table:table-cell office:value-type="float" office:value="2.31037818141666" calcext:value-type="float">
            <text:p>2.31038</text:p>
          </table:table-cell>
          <table:table-cell office:value-type="float" office:value="3.25188657530291" calcext:value-type="float">
            <text:p>3.2518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726249369578" calcext:value-type="float">
            <text:p>2.30726</text:p>
          </table:table-cell>
          <table:table-cell office:value-type="float" office:value="2.22714278428506" calcext:value-type="float">
            <text:p>2.22714</text:p>
          </table:table-cell>
          <table:table-cell office:value-type="float" office:value="3.08241198170784" calcext:value-type="float">
            <text:p>3.08241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98700946423" calcext:value-type="float">
            <text:p>2.20987</text:p>
          </table:table-cell>
          <table:table-cell office:value-type="float" office:value="2.28944583603528" calcext:value-type="float">
            <text:p>2.28945</text:p>
          </table:table-cell>
          <table:table-cell office:value-type="float" office:value="2.97174903895465" calcext:value-type="float">
            <text:p>2.9717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8942706631877" calcext:value-type="float">
            <text:p>2.28943</text:p>
          </table:table-cell>
          <table:table-cell office:value-type="float" office:value="2.24034401759261" calcext:value-type="float">
            <text:p>2.24034</text:p>
          </table:table-cell>
          <table:table-cell office:value-type="float" office:value="3.16449561952441" calcext:value-type="float">
            <text:p>3.164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42759232724" calcext:value-type="float">
            <text:p>2.28643</text:p>
          </table:table-cell>
          <table:table-cell office:value-type="float" office:value="2.38124556628597" calcext:value-type="float">
            <text:p>2.38125</text:p>
          </table:table-cell>
          <table:table-cell office:value-type="float" office:value="3.58140527891064" calcext:value-type="float">
            <text:p>3.5814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10462099045" calcext:value-type="float">
            <text:p>2.2851</text:p>
          </table:table-cell>
          <table:table-cell office:value-type="float" office:value="2.20140612989396" calcext:value-type="float">
            <text:p>2.20141</text:p>
          </table:table-cell>
          <table:table-cell office:value-type="float" office:value="2.99772148350738" calcext:value-type="float">
            <text:p>2.99772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600630731918" calcext:value-type="float">
            <text:p>2.27601</text:p>
          </table:table-cell>
          <table:table-cell office:value-type="float" office:value="2.24629990878429" calcext:value-type="float">
            <text:p>2.2463</text:p>
          </table:table-cell>
          <table:table-cell office:value-type="float" office:value="3.19329738444242" calcext:value-type="float">
            <text:p>3.193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61298163206" calcext:value-type="float">
            <text:p>2.27161</text:p>
          </table:table-cell>
          <table:table-cell office:value-type="float" office:value="2.17712260084845" calcext:value-type="float">
            <text:p>2.17712</text:p>
          </table:table-cell>
          <table:table-cell office:value-type="float" office:value="2.92515613739073" calcext:value-type="float">
            <text:p>2.9251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08333297943" calcext:value-type="float">
            <text:p>2.27083</text:p>
          </table:table-cell>
          <table:table-cell office:value-type="float" office:value="2.19270287525463" calcext:value-type="float">
            <text:p>2.1927</text:p>
          </table:table-cell>
          <table:table-cell office:value-type="float" office:value="3.01091285901754" calcext:value-type="float">
            <text:p>3.01091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34834648963" calcext:value-type="float">
            <text:p>2.26935</text:p>
          </table:table-cell>
          <table:table-cell office:value-type="float" office:value="2.42283856617574" calcext:value-type="float">
            <text:p>2.42284</text:p>
          </table:table-cell>
          <table:table-cell office:value-type="float" office:value="3.60589650757582" calcext:value-type="float">
            <text:p>3.605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65068127284" calcext:value-type="float">
            <text:p>2.26865</text:p>
          </table:table-cell>
          <table:table-cell office:value-type="float" office:value="2.17762867309361" calcext:value-type="float">
            <text:p>2.17763</text:p>
          </table:table-cell>
          <table:table-cell office:value-type="float" office:value="2.92691532206781" calcext:value-type="float">
            <text:p>2.9269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79990560252" calcext:value-type="float">
            <text:p>2.2658</text:p>
          </table:table-cell>
          <table:table-cell office:value-type="float" office:value="2.20508290868598" calcext:value-type="float">
            <text:p>2.20508</text:p>
          </table:table-cell>
          <table:table-cell office:value-type="float" office:value="2.90487209706548" calcext:value-type="float">
            <text:p>2.9048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90587384088" calcext:value-type="float">
            <text:p>2.25791</text:p>
          </table:table-cell>
          <table:table-cell office:value-type="float" office:value="2.34536986007128" calcext:value-type="float">
            <text:p>2.34537</text:p>
          </table:table-cell>
          <table:table-cell office:value-type="float" office:value="3.29103466987731" calcext:value-type="float">
            <text:p>3.2910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5757932638636" calcext:value-type="float">
            <text:p>2.25758</text:p>
          </table:table-cell>
          <table:table-cell office:value-type="float" office:value="2.35969643013597" calcext:value-type="float">
            <text:p>2.3597</text:p>
          </table:table-cell>
          <table:table-cell office:value-type="float" office:value="3.32610576474678" calcext:value-type="float">
            <text:p>3.3261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89335910893" calcext:value-type="float">
            <text:p>2.25389</text:p>
          </table:table-cell>
          <table:table-cell office:value-type="float" office:value="2.19586864053496" calcext:value-type="float">
            <text:p>2.19587</text:p>
          </table:table-cell>
          <table:table-cell office:value-type="float" office:value="2.927219881127" calcext:value-type="float">
            <text:p>2.9272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58660686275" calcext:value-type="float">
            <text:p>2.24559</text:p>
          </table:table-cell>
          <table:table-cell office:value-type="float" office:value="2.28824607218864" calcext:value-type="float">
            <text:p>2.28825</text:p>
          </table:table-cell>
          <table:table-cell office:value-type="float" office:value="3.00282683714739" calcext:value-type="float">
            <text:p>3.0028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69120246163" calcext:value-type="float">
            <text:p>2.19769</text:p>
          </table:table-cell>
          <table:table-cell office:value-type="float" office:value="2.24366063267229" calcext:value-type="float">
            <text:p>2.24366</text:p>
          </table:table-cell>
          <table:table-cell office:value-type="float" office:value="2.84249604774075" calcext:value-type="float">
            <text:p>2.84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134208347111" calcext:value-type="float">
            <text:p>2.24134</text:p>
          </table:table-cell>
          <table:table-cell office:value-type="float" office:value="2.31754275442806" calcext:value-type="float">
            <text:p>2.31754</text:p>
          </table:table-cell>
          <table:table-cell office:value-type="float" office:value="2.99375925250761" calcext:value-type="float">
            <text:p>2.9937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14975500912" calcext:value-type="float">
            <text:p>2.23915</text:p>
          </table:table-cell>
          <table:table-cell office:value-type="float" office:value="2.18428334330842" calcext:value-type="float">
            <text:p>2.18428</text:p>
          </table:table-cell>
          <table:table-cell office:value-type="float" office:value="2.96384265685288" calcext:value-type="float">
            <text:p>2.9638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55655589372" calcext:value-type="float">
            <text:p>2.22856</text:p>
          </table:table-cell>
          <table:table-cell office:value-type="float" office:value="2.1792663998155" calcext:value-type="float">
            <text:p>2.17927</text:p>
          </table:table-cell>
          <table:table-cell office:value-type="float" office:value="2.96658508321766" calcext:value-type="float">
            <text:p>2.9665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509048596619" calcext:value-type="float">
            <text:p>2.22509</text:p>
          </table:table-cell>
          <table:table-cell office:value-type="float" office:value="2.31928988310344" calcext:value-type="float">
            <text:p>2.31929</text:p>
          </table:table-cell>
          <table:table-cell office:value-type="float" office:value="3.12672638740435" calcext:value-type="float">
            <text:p>3.1267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06612246282" calcext:value-type="float">
            <text:p>2.21907</text:p>
          </table:table-cell>
          <table:table-cell office:value-type="float" office:value="2.3395343186079" calcext:value-type="float">
            <text:p>2.33953</text:p>
          </table:table-cell>
          <table:table-cell office:value-type="float" office:value="3.16207729898576" calcext:value-type="float">
            <text:p>3.1620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05338057678" calcext:value-type="float">
            <text:p>2.19205</text:p>
          </table:table-cell>
          <table:table-cell office:value-type="float" office:value="2.21529517972714" calcext:value-type="float">
            <text:p>2.2153</text:p>
          </table:table-cell>
          <table:table-cell office:value-type="float" office:value="2.84305483150449" calcext:value-type="float">
            <text:p>2.8430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337402147147" calcext:value-type="float">
            <text:p>2.21337</text:p>
          </table:table-cell>
          <table:table-cell office:value-type="float" office:value="2.38522754982531" calcext:value-type="float">
            <text:p>2.38523</text:p>
          </table:table-cell>
          <table:table-cell office:value-type="float" office:value="3.47311098961181" calcext:value-type="float">
            <text:p>3.4731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24492139984" calcext:value-type="float">
            <text:p>2.21324</text:p>
          </table:table-cell>
          <table:table-cell office:value-type="float" office:value="2.38499212373715" calcext:value-type="float">
            <text:p>2.38499</text:p>
          </table:table-cell>
          <table:table-cell office:value-type="float" office:value="3.45040293971798" calcext:value-type="float">
            <text:p>3.45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959177647519" calcext:value-type="float">
            <text:p>2.20959</text:p>
          </table:table-cell>
          <table:table-cell office:value-type="float" office:value="2.33385524347188" calcext:value-type="float">
            <text:p>2.33386</text:p>
          </table:table-cell>
          <table:table-cell office:value-type="float" office:value="3.16972734709101" calcext:value-type="float">
            <text:p>3.169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20830434955" calcext:value-type="float">
            <text:p>2.20921</text:p>
          </table:table-cell>
          <table:table-cell office:value-type="float" office:value="2.31638570774164" calcext:value-type="float">
            <text:p>2.31639</text:p>
          </table:table-cell>
          <table:table-cell office:value-type="float" office:value="3.13689044977181" calcext:value-type="float">
            <text:p>3.1368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657445874573" calcext:value-type="float">
            <text:p>2.19657</text:p>
          </table:table-cell>
          <table:table-cell office:value-type="float" office:value="2.30711756793113" calcext:value-type="float">
            <text:p>2.30712</text:p>
          </table:table-cell>
          <table:table-cell office:value-type="float" office:value="2.91968361581921" calcext:value-type="float">
            <text:p>2.9196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880993716405" calcext:value-type="float">
            <text:p>2.32881</text:p>
          </table:table-cell>
          <table:table-cell office:value-type="float" office:value="2.19289304305133" calcext:value-type="float">
            <text:p>2.19289</text:p>
          </table:table-cell>
          <table:table-cell office:value-type="float" office:value="3.13465989209931" calcext:value-type="float">
            <text:p>3.1346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37501946958" calcext:value-type="float">
            <text:p>2.18938</text:p>
          </table:table-cell>
          <table:table-cell office:value-type="float" office:value="2.30635934468941" calcext:value-type="float">
            <text:p>2.30636</text:p>
          </table:table-cell>
          <table:table-cell office:value-type="float" office:value="2.93849743001572" calcext:value-type="float">
            <text:p>2.9385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19143246444" calcext:value-type="float">
            <text:p>2.33191</text:p>
          </table:table-cell>
          <table:table-cell office:value-type="float" office:value="2.18183001042785" calcext:value-type="float">
            <text:p>2.18183</text:p>
          </table:table-cell>
          <table:table-cell office:value-type="float" office:value="3.13865501916489" calcext:value-type="float">
            <text:p>3.1386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16830952866184" calcext:value-type="float">
            <text:p>2.16831</text:p>
          </table:table-cell>
          <table:table-cell office:value-type="float" office:value="2.33970522966838" calcext:value-type="float">
            <text:p>2.33971</text:p>
          </table:table-cell>
          <table:table-cell office:value-type="float" office:value="2.98811555314018" calcext:value-type="float">
            <text:p>2.98812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157212730546" calcext:value-type="float">
            <text:p>2.15157</text:p>
          </table:table-cell>
          <table:table-cell office:value-type="float" office:value="2.34532550977662" calcext:value-type="float">
            <text:p>2.34533</text:p>
          </table:table-cell>
          <table:table-cell office:value-type="float" office:value="2.98470330491491" calcext:value-type="float">
            <text:p>2.984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808542384206" calcext:value-type="float">
            <text:p>2.10809</text:p>
          </table:table-cell>
          <table:table-cell office:value-type="float" office:value="2.60207373369743" calcext:value-type="float">
            <text:p>2.60207</text:p>
          </table:table-cell>
          <table:table-cell office:value-type="float" office:value="3.61034836857506" calcext:value-type="float">
            <text:p>3.6103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373774234519" calcext:value-type="float">
            <text:p>2.32374</text:p>
          </table:table-cell>
          <table:table-cell office:value-type="float" office:value="2.0998942956078" calcext:value-type="float">
            <text:p>2.09989</text:p>
          </table:table-cell>
          <table:table-cell office:value-type="float" office:value="2.83079176573804" calcext:value-type="float">
            <text:p>2.8307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418880143765" calcext:value-type="float">
            <text:p>2.31419</text:p>
          </table:table-cell>
          <table:table-cell office:value-type="float" office:value="2.09378432178666" calcext:value-type="float">
            <text:p>2.09378</text:p>
          </table:table-cell>
          <table:table-cell office:value-type="float" office:value="2.84197150982661" calcext:value-type="float">
            <text:p>2.8419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8834634990876" calcext:value-type="float">
            <text:p>2.08835</text:p>
          </table:table-cell>
          <table:table-cell office:value-type="float" office:value="2.62985131800789" calcext:value-type="float">
            <text:p>2.62985</text:p>
          </table:table-cell>
          <table:table-cell office:value-type="float" office:value="3.59772980732071" calcext:value-type="float">
            <text:p>3.59773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756656576876" calcext:value-type="float">
            <text:p>2.07567</text:p>
          </table:table-cell>
          <table:table-cell office:value-type="float" office:value="2.59746002944975" calcext:value-type="float">
            <text:p>2.59746</text:p>
          </table:table-cell>
          <table:table-cell office:value-type="float" office:value="3.53883416284413" calcext:value-type="float">
            <text:p>3.5388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734663094259" calcext:value-type="float">
            <text:p>2.07347</text:p>
          </table:table-cell>
          <table:table-cell office:value-type="float" office:value="2.57203070461785" calcext:value-type="float">
            <text:p>2.57203</text:p>
          </table:table-cell>
          <table:table-cell office:value-type="float" office:value="3.53811041113777" calcext:value-type="float">
            <text:p>3.5381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5" calcext:value-type="float">
            <text:p>5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5" calcext:value-type="float">
            <text:p>5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0" calcext:value-type="float">
            <text:p>0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5:19.857435988</dc:date>
    <meta:document-statistic meta:table-count="1" meta:cell-count="4638" meta:object-count="0"/>
    <meta:generator>LibreOffice/4.2.8.2$Linux_X86_64 LibreOffice_project/420m0$Build-2</meta:generator>
  </office:meta>
</office:document-meta>
</file>